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AA00009EC0000069D5D126BB4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40.639cm" svg:height="27.092cm" svg:x="-2.257cm" svg:y="0cm">
          <draw:image xlink:href="Pictures/200001AA00009EC0000069D5D126BB4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Helvetica Light'" fo:font-size="18pt" fo:letter-spacing="normal" fo:font-style="normal" style:text-underline-style="none" fo:font-weight="normal" style:font-family-asian="'Helvetica Light'" style:font-size-asian="18pt" style:font-style-asian="normal" style:font-weight-asian="normal" style:font-family-complex="'Helvetica Light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Shape 110" presentation:style-name="Mpr1" draw:text-style-name="MP4" draw:layer="backgroundobjects" svg:width="1.023cm" svg:height="1.057cm" svg:x="17.533cm" svg:y="25.7cm" presentation:class="page-number" presentation:user-transformed="true">
        <draw:text-box>
          <text:p text:style-name="MP3"><text:span text:style-name="MT1"><text:page-number>&lt;numéro&gt;</text:page-number></text:span></text:p>
        </draw:text-box>
      </draw:frame>
      <draw:frame presentation:style-name="Standard-title" draw:layer="backgroundobjects" svg:width="32.51cm" svg:height="4.523cm" svg:x="1.806cm" svg:y="1.081cm" presentation:class="title" presentation:placeholder="true">
        <draw:text-box/>
      </draw:frame>
      <draw:frame presentation:style-name="Standard-outline1" draw:layer="backgroundobjects" svg:width="32.51cm" svg:height="17.88cm" svg:x="1.806cm" svg:y="6.339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date>2017-01-28T10:09:50.59</dc:date>
    <dc:creator>Maëlle Salmon</dc:creator>
    <meta:editing-duration>PT48M31S</meta:editing-duration>
    <meta:editing-cycles>4</meta:editing-cycles>
    <meta:document-statistic meta:object-count="22"/>
  </office:meta>
</office:document-meta>
</file>